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宋体" svg:font-family="宋体"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T2" style:parent-style-name="DefaultParagraphFont" style:family="text">
      <style:text-properties fo:color="#000000"/>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office:automatic-styles>
  <office:body>
    <office:text text:use-soft-page-breaks="true">
      <text:p text:style-name="P1">Security Protocol for secret message sharing between indirectly-connected devices</text:p>
      <text:p text:style-name="Standard"/>
      <text:p text:style-name="Standard">Name: Chen Sun<text:tab/><text:tab/><text:tab/><text:tab/><text:tab/><text:tab/><text:tab/><text:tab/>Supervisor:<text:s/>Dr.<text:s/><text:span text:style-name="T2">Kasper Bonne Rasmussen</text:span></text:p>
      <text:p text:style-name="Standard"/>
      <text:p text:style-name="Standard">Introduction</text:p>
      <text:p text:style-name="Standard">Most<text:s/>existing<text:s/>communication<text:s/>protocols are all under the circumstances that two entities are somehow connected (usually by Internet). But a problem rises that: what if two entities are not connected? This project is aim to create a protocol building a secure channel between two off-line devices. The rest of the proposal will briefly presents a real user scenario, explain the motivation and potential challenges from it. Finally it will end up with a summary containing the project objects and achievements.</text:p>
      <text:p text:style-name="Standard"/>
      <text:p text:style-name="Standard">Project Briefing</text:p>
      <text:p text:style-name="Standard">Considering the following scenario: NSA has several highly classified databases located in different sites all over the country. Those databases contains extremely important information – too important to allow them to<text:s/>be<text:s/>exposed to the threat of Internet. So if<text:s/>they want to send some secret between each other, they have to send an agent to carry those messages. The naive attempt probably is: the agent use a portable device to copy the message from one database and transport the device to another. So the protocol<text:s/>we designed must ensures:</text:p>
      <text:list text:style-name="LFO1" text:continue-numbering="true">
        <text:list-item>
          <text:p text:style-name="P3">The message is secure in such a way that even in case the device or the agent is captured by third party, the content of the message will not be disclosed.</text:p>
        </text:list-item>
        <text:list-item>
          <text:p text:style-name="P4">The authentication and integrity of the messages preserved.</text:p>
        </text:list-item>
        <text:list-item>
          <text:p text:style-name="P5">Every database is able to inject their data into the portable device and the legal recipient is able to separate different pieces of data and their sources.</text:p>
        </text:list-item>
      </text:list>
      <text:p text:style-name="Standard"/>
      <text:p text:style-name="Standard">Following above basic scenario, there also exists some variants to be considered:</text:p>
      <text:list text:style-name="LFO2" text:continue-numbering="true">
        <text:list-item>
          <text:p text:style-name="P6">Efficiency concerns. Shared<text:s/>secret message may be pictures or videos, if we use cryptography, we may expect the time/space overhead for encrypting/decrypting such large data is considerably small.</text:p>
        </text:list-item>
        <text:list-item>
          <text:p text:style-name="P7">Key revocation. If use cryptography, what if one of the entities' key is disclosed. It<text:s/>must come up with a method for new keys to securely revoked/exchanged.</text:p>
        </text:list-item>
        <text:list-item>
          <text:p text:style-name="P8">What if the database machine is able to partially connect to internet. It means the database machine is only able to sending or only able to receiving from Internet, what benefit might<text:s/>we get from this, if any?</text:p>
        </text:list-item>
        <text:list-item>
          <text:p text:style-name="P9">Repudiable authentication</text:p>
        </text:list-item>
        <text:list-item>
          <text:p text:style-name="P10">TBC.</text:p>
        </text:list-item>
      </text:list>
      <text:p text:style-name="Standard"/>
      <text:p text:style-name="Standard"/>
      <text:p text:style-name="Standard">Project Summary</text:p>
      <text:p text:style-name="Standard">This project will firstly discuss and explore some potential solutions allowing secret sharing between indirectly connected entities. Secondly, combine and<text:s/>abstract those solutions<text:s/>to a formally defined protocol. Then implement and test some of the solutions. Finally evaluate and analyse the results to expose some valuable featu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宋体" svg:font-family="宋体"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en Sun</meta:initial-creator>
    <dc:creator>Nevergone_Sc</dc:creator>
    <meta:creation-date>2014-03-05T11:27:00Z</meta:creation-date>
    <dc:date>2014-03-09T01:09:00Z</dc:date>
    <meta:template xlink:href="Normal.dotm" xlink:type="simple"/>
    <meta:editing-cycles>11</meta:editing-cycles>
    <meta:editing-duration>PT7500S</meta:editing-duration>
    <meta:document-statistic meta:page-count="1" meta:paragraph-count="5" meta:word-count="393" meta:character-count="2631" meta:row-count="18" meta:non-whitespace-character-count="2243"/>
  </office:meta>
</office:document-meta>
</file>